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ethods VS Tim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Time (sec)</text:p>
          </table:table-cell>
          <table:table-cell/>
          <table:table-cell office:value-type="string" calcext:value-type="string">
            <text:p>Threshold Taken = 60% for all these</text:p>
          </table:table-cell>
          <table:table-cell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8.622" calcext:value-type="float">
            <text:p>8.622</text:p>
          </table:table-cell>
          <table:table-cell/>
          <table:table-cell office:value-type="string" calcext:value-type="string">
            <text:p>Bucket = 10</text:p>
          </table:table-cell>
          <table:table-cell/>
        </table:table-row>
        <table:table-row table:style-name="ro2">
          <table:table-cell office:value-type="string" calcext:value-type="string">
            <text:p>+Loose</text:p>
          </table:table-cell>
          <table:table-cell office:value-type="float" office:value="6.616" calcext:value-type="float">
            <text:p>6.616</text:p>
          </table:table-cell>
          <table:table-cell/>
          <table:table-cell office:value-type="string" calcext:value-type="string">
            <text:p>Here threshold also effects time taken as Ubound depends on it.</text:p>
          </table:table-cell>
          <table:table-cell/>
        </table:table-row>
        <table:table-row table:style-name="ro2">
          <table:table-cell office:value-type="string" calcext:value-type="string">
            <text:p>+Strict</text:p>
          </table:table-cell>
          <table:table-cell office:value-type="float" office:value="6.662" calcext:value-type="float">
            <text:p>6.6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+Partitioning</text:p>
          </table:table-cell>
          <table:table-cell office:value-type="float" office:value="5.195" calcext:value-type="float">
            <text:p>5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+Partitioning</text:p>
          </table:table-cell>
          <table:table-cell office:value-type="float" office:value="5.526" calcext:value-type="float">
            <text:p>5.52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'+’ indicates “in addition to”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Methods VS SpeedUp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Loose</text:p>
          </table:table-cell>
          <table:table-cell table:formula="of:=8.622/6.616" office:value-type="float" office:value="1.30320435308343" calcext:value-type="float">
            <text:p>1.303204353083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rict</text:p>
          </table:table-cell>
          <table:table-cell table:formula="of:=8.622/6.662" office:value-type="float" office:value="1.29420594416091" calcext:value-type="float">
            <text:p>1.294205944160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+Partitioning</text:p>
          </table:table-cell>
          <table:table-cell table:formula="of:=8.622/5.195" office:value-type="float" office:value="1.65967276227141" calcext:value-type="float">
            <text:p>1.65967276227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+Partitioning</text:p>
          </table:table-cell>
          <table:table-cell table:formula="of:=8.622/5.526" office:value-type="float" office:value="1.56026058631922" calcext:value-type="float">
            <text:p>1.56026058631922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Similar Pairs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Similar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463" calcext:value-type="float">
            <text:p>19463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1982" calcext:value-type="float">
            <text:p>31982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90739" calcext:value-type="float">
            <text:p>190739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33732" calcext:value-type="float">
            <text:p>533732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/Qualifying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/Qualifying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44/42" office:value-type="float" office:value="1.04761904761905" calcext:value-type="float">
            <text:p>1.04761904761905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59/50" office:value-type="float" office:value="1.18" calcext:value-type="float">
            <text:p>1.18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145/71" office:value-type="float" office:value="2.04225352112676" calcext:value-type="float">
            <text:p>2.04225352112676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484/79" office:value-type="float" office:value="6.12658227848101" calcext:value-type="float">
            <text:p>6.12658227848101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31982/130" office:value-type="float" office:value="246.015384615385" calcext:value-type="float">
            <text:p>246.015384615385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190739/346" office:value-type="float" office:value="551.268786127168" calcext:value-type="float">
            <text:p>551.268786127168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533732/19463" office:value-type="float" office:value="27.4229049992293" calcext:value-type="float">
            <text:p>27.42290499922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3:07:56.109363567</meta:creation-date>
    <dc:date>2020-12-31T01:10:00.043501437</dc:date>
    <meta:editing-duration>PT7M31S</meta:editing-duration>
    <meta:editing-cycles>2</meta:editing-cycles>
    <meta:generator>LibreOffice/6.0.7.3$Linux_X86_64 LibreOffice_project/00m0$Build-3</meta:generator>
    <meta:document-statistic meta:table-count="1" meta:cell-count="93" meta:object-count="0"/>
  </office:meta>
</office:document-meta>
</file>